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  <table:table-cell office:value-type="string" calcext:value-type="string">
            <text:p>terrain_flattening</text:p>
          </table:table-cell>
          <table:table-cell office:value-type="string" calcext:value-type="string">
            <text:p>show_interaction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F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23:43.614787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2-02-23T15:09:23.019338871</dc:date>
    <meta:editing-duration>PT3H35M55S</meta:editing-duration>
    <meta:editing-cycles>29</meta:editing-cycles>
    <meta:document-statistic meta:table-count="1" meta:cell-count="113" meta:object-count="0"/>
  </office:meta>
</office:document-meta>
</file>